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pu.busy</text:p>
          </table:table-cell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disk.tps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2">
          <table:table-cell office:value-type="string" calcext:value-type="string">
            <text:p>empty</text:p>
          </table:table-cell>
          <table:table-cell office:value-type="float" office:value="0.2346667" calcext:value-type="float">
            <text:p>0.234666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46667" calcext:value-type="float">
            <text:p>0.1846667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float" office:value="2.136667" calcext:value-type="float">
            <text:p>2.136667</text:p>
          </table:table-cell>
          <table:table-cell office:value-type="float" office:value="2.002" calcext:value-type="float">
            <text:p>2.002</text:p>
          </table:table-cell>
          <table:table-cell office:value-type="float" office:value="1.901333" calcext:value-type="float">
            <text:p>1.901333</text:p>
          </table:table-cell>
        </table:table-row>
        <table:table-row table:style-name="ro3">
          <table:table-cell office:value-type="string" calcext:value-type="string">
            <text:p>docker</text:p>
          </table:table-cell>
          <table:table-cell office:value-type="float" office:value="0.7623333" calcext:value-type="float">
            <text:p>0.7623333</text:p>
          </table:table-cell>
          <table:table-cell office:value-type="float" office:value="0.7403333" calcext:value-type="float">
            <text:p>0.7403333</text:p>
          </table:table-cell>
          <table:table-cell office:value-type="float" office:value="0.697" calcext:value-type="float">
            <text:p>0.697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style-name="ce1" office:value-type="float" office:value="3.105512E+017" calcext:value-type="float">
            <text:p>3.11E+017</text:p>
          </table:table-cell>
          <table:table-cell table:number-columns-repeated="2" table:style-name="ce1" office:value-type="float" office:value="3.074457E+017" calcext:value-type="float">
            <text:p>3.07E+017</text:p>
          </table:table-cell>
        </table:table-row>
        <table:table-row table:style-name="ro4">
          <table:table-cell office:value-type="string" calcext:value-type="string">
            <text:p>dockerhadoop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061" calcext:value-type="float">
            <text:p>10.061</text:p>
          </table:table-cell>
          <table:table-cell office:value-type="float" office:value="10.856" calcext:value-type="float">
            <text:p>10.856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table:style-name="ce1" office:value-type="float" office:value="3.059162E+017" calcext:value-type="float">
            <text:p>3.06E+017</text:p>
          </table:table-cell>
          <table:table-cell table:number-columns-repeated="2" table:style-name="ce1" office:value-type="float" office:value="3.074457E+017" calcext:value-type="float">
            <text:p>3.07E+017</text:p>
          </table:table-cell>
        </table:table-row>
        <table:table-row table:style-name="ro5">
          <table:table-cell office:value-type="string" calcext:value-type="string">
            <text:p>dockerhadoopprogram</text:p>
          </table:table-cell>
          <table:table-cell office:value-type="float" office:value="27.10911" calcext:value-type="float">
            <text:p>27.10911</text:p>
          </table:table-cell>
          <table:table-cell office:value-type="float" office:value="27.45267" calcext:value-type="float">
            <text:p>27.45267</text:p>
          </table:table-cell>
          <table:table-cell office:value-type="float" office:value="26.96311" calcext:value-type="float">
            <text:p>26.96311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table:style-name="ce1" office:value-type="float" office:value="1.029969E+017" calcext:value-type="float">
            <text:p>1.03E+017</text:p>
          </table:table-cell>
          <table:table-cell table:style-name="ce1" office:value-type="float" office:value="1.014672E+017" calcext:value-type="float">
            <text:p>1.01E+017</text:p>
          </table:table-cell>
          <table:table-cell table:style-name="ce1" office:value-type="float" office:value="1.024819E+017" calcext:value-type="float">
            <text:p>1.02E+017</text:p>
          </table:table-cell>
        </table:table-row>
        <table:table-row table:style-name="ro6">
          <table:table-cell office:value-type="string" calcext:value-type="string">
            <text:p>vm</text:p>
          </table:table-cell>
          <table:table-cell office:value-type="float" office:value="2.129" calcext:value-type="float">
            <text:p>2.129</text:p>
          </table:table-cell>
          <table:table-cell office:value-type="float" office:value="2.631" calcext:value-type="float">
            <text:p>2.631</text:p>
          </table:table-cell>
          <table:table-cell office:value-type="float" office:value="2.943" calcext:value-type="float">
            <text:p>2.943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112.1167" calcext:value-type="float">
            <text:p>112.1167</text:p>
          </table:table-cell>
          <table:table-cell office:value-type="float" office:value="233.0207" calcext:value-type="float">
            <text:p>233.0207</text:p>
          </table:table-cell>
          <table:table-cell office:value-type="float" office:value="361.4403" calcext:value-type="float">
            <text:p>361.440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pu.busy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disk.tps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float" office:value="9.55" calcext:value-type="float">
            <text:p>9.5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7.57" calcext:value-type="float">
            <text:p>7.57</text:p>
          </table:table-cell>
          <table:table-cell office:value-type="float" office:value="5.51" calcext:value-type="float">
            <text:p>5.51</text:p>
          </table:table-cell>
          <table:table-cell office:value-type="float" office:value="6.88" calcext:value-type="float">
            <text:p>6.88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style-name="ce1" office:value-type="float" office:value="9.316537E+018" calcext:value-type="float">
            <text:p>9.32E+018</text:p>
          </table:table-cell>
          <table:table-cell table:number-columns-repeated="2" table:style-name="ce1" office:value-type="float" office:value="9.223372E+018" calcext:value-type="float">
            <text:p>9.22E+018</text:p>
          </table:table-cell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46.65" calcext:value-type="float">
            <text:p>46.65</text:p>
          </table:table-cell>
          <table:table-cell office:value-type="float" office:value="45.12" calcext:value-type="float">
            <text:p>45.12</text:p>
          </table:table-cell>
          <table:table-cell office:value-type="float" office:value="55.58" calcext:value-type="float">
            <text:p>55.58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table:style-name="ce1" office:value-type="float" office:value="9.177485E+018" calcext:value-type="float">
            <text:p>9.18E+018</text:p>
          </table:table-cell>
          <table:table-cell table:number-columns-repeated="2" table:style-name="ce1" office:value-type="float" office:value="9.223372E+018" calcext:value-type="float">
            <text:p>9.22E+018</text:p>
          </table:table-cell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99.56" calcext:value-type="float">
            <text:p>99.56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table:style-name="ce1" office:value-type="float" office:value="9.269721E+018" calcext:value-type="float">
            <text:p>9.27E+018</text:p>
          </table:table-cell>
          <table:table-cell table:style-name="ce1" office:value-type="float" office:value="9.132052E+018" calcext:value-type="float">
            <text:p>9.13E+018</text:p>
          </table:table-cell>
          <table:table-cell table:style-name="ce1" office:value-type="float" office:value="9.223372E+018" calcext:value-type="float">
            <text:p>9.22E+018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16.67" calcext:value-type="float">
            <text:p>16.67</text:p>
          </table:table-cell>
          <table:table-cell office:value-type="float" office:value="20.01" calcext:value-type="float">
            <text:p>20.01</text:p>
          </table:table-cell>
          <table:table-cell office:value-type="float" office:value="23.38" calcext:value-type="float">
            <text:p>23.38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1881.73" calcext:value-type="float">
            <text:p>1881.73</text:p>
          </table:table-cell>
          <table:table-cell office:value-type="float" office:value="3347.24" calcext:value-type="float">
            <text:p>3347.24</text:p>
          </table:table-cell>
          <table:table-cell office:value-type="float" office:value="5454.08" calcext:value-type="float">
            <text:p>5454.0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m,kbmemused</text:p>
          </table:table-cell>
          <table:table-cell office:value-type="string" calcext:value-type="string">
            <text:p>average</text:p>
          </table:table-cell>
          <table:table-cell table:number-columns-repeated="4"/>
          <table:table-cell office:value-type="string" calcext:value-type="string">
            <text:p>eth1.rxkb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625" calcext:value-type="float">
            <text:p>4748625</text:p>
          </table:table-cell>
          <table:table-cell office:value-type="float" office:value="4750276" calcext:value-type="float">
            <text:p>4750276</text:p>
          </table:table-cell>
          <table:table-cell office:value-type="float" office:value="4748697" calcext:value-type="float">
            <text:p>4748697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float" office:value="1.525333" calcext:value-type="float">
            <text:p>1.525333</text:p>
          </table:table-cell>
          <table:table-cell office:value-type="float" office:value="1.296667" calcext:value-type="float">
            <text:p>1.296667</text:p>
          </table:table-cell>
          <table:table-cell office:value-type="float" office:value="1.607333" calcext:value-type="float">
            <text:p>1.607333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0283" calcext:value-type="float">
            <text:p>4750283</text:p>
          </table:table-cell>
          <table:table-cell office:value-type="float" office:value="4753661" calcext:value-type="float">
            <text:p>4753661</text:p>
          </table:table-cell>
          <table:table-cell office:value-type="float" office:value="4756037" calcext:value-type="float">
            <text:p>4756037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office:value-type="float" office:value="1.222" calcext:value-type="float">
            <text:p>1.222</text:p>
          </table:table-cell>
          <table:table-cell office:value-type="float" office:value="1.260667" calcext:value-type="float">
            <text:p>1.260667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147265" calcext:value-type="float">
            <text:p>5147265</text:p>
          </table:table-cell>
          <table:table-cell office:value-type="float" office:value="4993105" calcext:value-type="float">
            <text:p>4993105</text:p>
          </table:table-cell>
          <table:table-cell office:value-type="float" office:value="5132466" calcext:value-type="float">
            <text:p>5132466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office:value-type="float" office:value="1.185" calcext:value-type="float">
            <text:p>1.185</text:p>
          </table:table-cell>
          <table:table-cell office:value-type="float" office:value="1.053" calcext:value-type="float">
            <text:p>1.053</text:p>
          </table:table-cell>
          <table:table-cell office:value-type="float" office:value="1.104333" calcext:value-type="float">
            <text:p>1.104333</text:p>
          </table:table-cell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6004497" calcext:value-type="float">
            <text:p>6004497</text:p>
          </table:table-cell>
          <table:table-cell office:value-type="float" office:value="6126579" calcext:value-type="float">
            <text:p>6126579</text:p>
          </table:table-cell>
          <table:table-cell office:value-type="float" office:value="6105011" calcext:value-type="float">
            <text:p>6105011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office:value-type="float" office:value="1.098222" calcext:value-type="float">
            <text:p>1.098222</text:p>
          </table:table-cell>
          <table:table-cell office:value-type="float" office:value="0.965" calcext:value-type="float">
            <text:p>0.96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086557" calcext:value-type="float">
            <text:p>5086557</text:p>
          </table:table-cell>
          <table:table-cell office:value-type="float" office:value="5087173" calcext:value-type="float">
            <text:p>5087173</text:p>
          </table:table-cell>
          <table:table-cell office:value-type="float" office:value="5088305" calcext:value-type="float">
            <text:p>5088305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1.023333" calcext:value-type="float">
            <text:p>1.023333</text:p>
          </table:table-cell>
          <table:table-cell office:value-type="float" office:value="1.082333" calcext:value-type="float">
            <text:p>1.082333</text:p>
          </table:table-cell>
          <table:table-cell office:value-type="float" office:value="1.372667" calcext:value-type="float">
            <text:p>1.37266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m,kbmemused</text:p>
          </table:table-cell>
          <table:table-cell office:value-type="string" calcext:value-type="string">
            <text:p>max</text:p>
          </table:table-cell>
          <table:table-cell table:number-columns-repeated="4"/>
          <table:table-cell office:value-type="string" calcext:value-type="string">
            <text:p>eth1.rxkb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876" calcext:value-type="float">
            <text:p>4748876</text:p>
          </table:table-cell>
          <table:table-cell office:value-type="float" office:value="4750728" calcext:value-type="float">
            <text:p>4750728</text:p>
          </table:table-cell>
          <table:table-cell office:value-type="float" office:value="4748976" calcext:value-type="float">
            <text:p>4748976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 office:value-type="float" office:value="2.52" calcext:value-type="float">
            <text:p>2.52</text:p>
          </table:table-cell>
          <table:table-cell office:value-type="float" office:value="2.05" calcext:value-type="float">
            <text:p>2.05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8120" calcext:value-type="float">
            <text:p>4758120</text:p>
          </table:table-cell>
          <table:table-cell office:value-type="float" office:value="4761948" calcext:value-type="float">
            <text:p>4761948</text:p>
          </table:table-cell>
          <table:table-cell office:value-type="float" office:value="4764744" calcext:value-type="float">
            <text:p>4764744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office:value-type="float" office:value="2.25" calcext:value-type="float">
            <text:p>2.25</text:p>
          </table:table-cell>
          <table:table-cell office:value-type="float" office:value="1.91" calcext:value-type="float">
            <text:p>1.9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808468" calcext:value-type="float">
            <text:p>5808468</text:p>
          </table:table-cell>
          <table:table-cell office:value-type="float" office:value="5725972" calcext:value-type="float">
            <text:p>5725972</text:p>
          </table:table-cell>
          <table:table-cell office:value-type="float" office:value="5819944" calcext:value-type="float">
            <text:p>5819944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office:value-type="float" office:value="3.14" calcext:value-type="float">
            <text:p>3.14</text:p>
          </table:table-cell>
          <table:table-cell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7751816" calcext:value-type="float">
            <text:p>7751816</text:p>
          </table:table-cell>
          <table:table-cell office:value-type="float" office:value="7766328" calcext:value-type="float">
            <text:p>7766328</text:p>
          </table:table-cell>
          <table:table-cell office:value-type="float" office:value="7922204" calcext:value-type="float">
            <text:p>7922204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office:value-type="float" office:value="2.86" calcext:value-type="float">
            <text:p>2.86</text:p>
          </table:table-cell>
          <table:table-cell office:value-type="float" office:value="2.1" calcext:value-type="float">
            <text:p>2.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106828" calcext:value-type="float">
            <text:p>5106828</text:p>
          </table:table-cell>
          <table:table-cell office:value-type="float" office:value="5113444" calcext:value-type="float">
            <text:p>5113444</text:p>
          </table:table-cell>
          <table:table-cell office:value-type="float" office:value="5115228" calcext:value-type="float">
            <text:p>5115228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1.61" calcext:value-type="float">
            <text:p>1.61</text:p>
          </table:table-cell>
          <table:table-cell office:value-type="float" office:value="2.29" calcext:value-type="float">
            <text:p>2.2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eth1.txkb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0/virbr0.rxkb</text:p>
          </table:table-cell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empty</text:p>
          </table:table-cell>
          <table:table-cell office:value-type="float" office:value="4748625" calcext:value-type="float">
            <text:p>4748625</text:p>
          </table:table-cell>
          <table:table-cell office:value-type="float" office:value="4750276" calcext:value-type="float">
            <text:p>4750276</text:p>
          </table:table-cell>
          <table:table-cell office:value-type="float" office:value="4748697" calcext:value-type="float">
            <text:p>4748697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625" calcext:value-type="float">
            <text:p>4748625</text:p>
          </table:table-cell>
          <table:table-cell office:value-type="float" office:value="4750276" calcext:value-type="float">
            <text:p>4750276</text:p>
          </table:table-cell>
          <table:table-cell office:value-type="float" office:value="4748697" calcext:value-type="float">
            <text:p>4748697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office:value-type="float" office:value="4750283" calcext:value-type="float">
            <text:p>4750283</text:p>
          </table:table-cell>
          <table:table-cell office:value-type="float" office:value="4753661" calcext:value-type="float">
            <text:p>4753661</text:p>
          </table:table-cell>
          <table:table-cell office:value-type="float" office:value="4756037" calcext:value-type="float">
            <text:p>4756037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0283" calcext:value-type="float">
            <text:p>4750283</text:p>
          </table:table-cell>
          <table:table-cell office:value-type="float" office:value="4753661" calcext:value-type="float">
            <text:p>4753661</text:p>
          </table:table-cell>
          <table:table-cell office:value-type="float" office:value="4756037" calcext:value-type="float">
            <text:p>4756037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office:value-type="float" office:value="5147265" calcext:value-type="float">
            <text:p>5147265</text:p>
          </table:table-cell>
          <table:table-cell office:value-type="float" office:value="4993105" calcext:value-type="float">
            <text:p>4993105</text:p>
          </table:table-cell>
          <table:table-cell office:value-type="float" office:value="5132466" calcext:value-type="float">
            <text:p>5132466</text:p>
          </table:table-cell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147265" calcext:value-type="float">
            <text:p>5147265</text:p>
          </table:table-cell>
          <table:table-cell office:value-type="float" office:value="4993105" calcext:value-type="float">
            <text:p>4993105</text:p>
          </table:table-cell>
          <table:table-cell office:value-type="float" office:value="5132466" calcext:value-type="float">
            <text:p>5132466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office:value-type="float" office:value="6004497" calcext:value-type="float">
            <text:p>6004497</text:p>
          </table:table-cell>
          <table:table-cell office:value-type="float" office:value="6126579" calcext:value-type="float">
            <text:p>6126579</text:p>
          </table:table-cell>
          <table:table-cell office:value-type="float" office:value="6105011" calcext:value-type="float">
            <text:p>6105011</text:p>
          </table:table-cell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6004497" calcext:value-type="float">
            <text:p>6004497</text:p>
          </table:table-cell>
          <table:table-cell office:value-type="float" office:value="6126579" calcext:value-type="float">
            <text:p>6126579</text:p>
          </table:table-cell>
          <table:table-cell office:value-type="float" office:value="6105011" calcext:value-type="float">
            <text:p>6105011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5086557" calcext:value-type="float">
            <text:p>5086557</text:p>
          </table:table-cell>
          <table:table-cell office:value-type="float" office:value="5087173" calcext:value-type="float">
            <text:p>5087173</text:p>
          </table:table-cell>
          <table:table-cell office:value-type="float" office:value="5088305" calcext:value-type="float">
            <text:p>5088305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086557" calcext:value-type="float">
            <text:p>5086557</text:p>
          </table:table-cell>
          <table:table-cell office:value-type="float" office:value="5087173" calcext:value-type="float">
            <text:p>5087173</text:p>
          </table:table-cell>
          <table:table-cell office:value-type="float" office:value="5088305" calcext:value-type="float">
            <text:p>508830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eth1.txkb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ker0/virbr0.rxkb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empty</text:p>
          </table:table-cell>
          <table:table-cell office:value-type="float" office:value="4748876" calcext:value-type="float">
            <text:p>4748876</text:p>
          </table:table-cell>
          <table:table-cell office:value-type="float" office:value="4750728" calcext:value-type="float">
            <text:p>4750728</text:p>
          </table:table-cell>
          <table:table-cell office:value-type="float" office:value="4748976" calcext:value-type="float">
            <text:p>4748976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876" calcext:value-type="float">
            <text:p>4748876</text:p>
          </table:table-cell>
          <table:table-cell office:value-type="float" office:value="4750728" calcext:value-type="float">
            <text:p>4750728</text:p>
          </table:table-cell>
          <table:table-cell office:value-type="float" office:value="4748976" calcext:value-type="float">
            <text:p>4748976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office:value-type="float" office:value="4758120" calcext:value-type="float">
            <text:p>4758120</text:p>
          </table:table-cell>
          <table:table-cell office:value-type="float" office:value="4761948" calcext:value-type="float">
            <text:p>4761948</text:p>
          </table:table-cell>
          <table:table-cell office:value-type="float" office:value="4764744" calcext:value-type="float">
            <text:p>4764744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8120" calcext:value-type="float">
            <text:p>4758120</text:p>
          </table:table-cell>
          <table:table-cell office:value-type="float" office:value="4761948" calcext:value-type="float">
            <text:p>4761948</text:p>
          </table:table-cell>
          <table:table-cell office:value-type="float" office:value="4764744" calcext:value-type="float">
            <text:p>4764744</text:p>
          </table:table-cell>
          <table:table-cell table:number-columns-repeated="2"/>
          <table:table-cell office:value-type="string" calcext:value-type="string">
            <text:p>dockerhadoop</text:p>
          </table:table-cell>
          <table:table-cell office:value-type="float" office:value="5808468" calcext:value-type="float">
            <text:p>5808468</text:p>
          </table:table-cell>
          <table:table-cell office:value-type="float" office:value="5725972" calcext:value-type="float">
            <text:p>5725972</text:p>
          </table:table-cell>
          <table:table-cell office:value-type="float" office:value="5819944" calcext:value-type="float">
            <text:p>5819944</text:p>
          </table:table-cell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808468" calcext:value-type="float">
            <text:p>5808468</text:p>
          </table:table-cell>
          <table:table-cell office:value-type="float" office:value="5725972" calcext:value-type="float">
            <text:p>5725972</text:p>
          </table:table-cell>
          <table:table-cell office:value-type="float" office:value="5819944" calcext:value-type="float">
            <text:p>5819944</text:p>
          </table:table-cell>
          <table:table-cell table:number-columns-repeated="2"/>
          <table:table-cell office:value-type="string" calcext:value-type="string">
            <text:p>dockerhadoopprogram</text:p>
          </table:table-cell>
          <table:table-cell office:value-type="float" office:value="7751816" calcext:value-type="float">
            <text:p>7751816</text:p>
          </table:table-cell>
          <table:table-cell office:value-type="float" office:value="7766328" calcext:value-type="float">
            <text:p>7766328</text:p>
          </table:table-cell>
          <table:table-cell office:value-type="float" office:value="7922204" calcext:value-type="float">
            <text:p>7922204</text:p>
          </table:table-cell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7751816" calcext:value-type="float">
            <text:p>7751816</text:p>
          </table:table-cell>
          <table:table-cell office:value-type="float" office:value="7766328" calcext:value-type="float">
            <text:p>7766328</text:p>
          </table:table-cell>
          <table:table-cell office:value-type="float" office:value="7922204" calcext:value-type="float">
            <text:p>7922204</text:p>
          </table:table-cell>
          <table:table-cell table:number-columns-repeated="2"/>
          <table:table-cell office:value-type="string" calcext:value-type="string">
            <text:p>vm</text:p>
          </table:table-cell>
          <table:table-cell office:value-type="float" office:value="5106828" calcext:value-type="float">
            <text:p>5106828</text:p>
          </table:table-cell>
          <table:table-cell office:value-type="float" office:value="5113444" calcext:value-type="float">
            <text:p>5113444</text:p>
          </table:table-cell>
          <table:table-cell office:value-type="float" office:value="5115228" calcext:value-type="float">
            <text:p>5115228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106828" calcext:value-type="float">
            <text:p>5106828</text:p>
          </table:table-cell>
          <table:table-cell office:value-type="float" office:value="5113444" calcext:value-type="float">
            <text:p>5113444</text:p>
          </table:table-cell>
          <table:table-cell office:value-type="float" office:value="5115228" calcext:value-type="float">
            <text:p>5115228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docker0/virbr0.txkb</text:p>
          </table:table-cell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625" calcext:value-type="float">
            <text:p>4748625</text:p>
          </table:table-cell>
          <table:table-cell office:value-type="float" office:value="4750276" calcext:value-type="float">
            <text:p>4750276</text:p>
          </table:table-cell>
          <table:table-cell office:value-type="float" office:value="4748697" calcext:value-type="float">
            <text:p>47486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0283" calcext:value-type="float">
            <text:p>4750283</text:p>
          </table:table-cell>
          <table:table-cell office:value-type="float" office:value="4753661" calcext:value-type="float">
            <text:p>4753661</text:p>
          </table:table-cell>
          <table:table-cell office:value-type="float" office:value="4756037" calcext:value-type="float">
            <text:p>4756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147265" calcext:value-type="float">
            <text:p>5147265</text:p>
          </table:table-cell>
          <table:table-cell office:value-type="float" office:value="4993105" calcext:value-type="float">
            <text:p>4993105</text:p>
          </table:table-cell>
          <table:table-cell office:value-type="float" office:value="5132466" calcext:value-type="float">
            <text:p>51324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6004497" calcext:value-type="float">
            <text:p>6004497</text:p>
          </table:table-cell>
          <table:table-cell office:value-type="float" office:value="6126579" calcext:value-type="float">
            <text:p>6126579</text:p>
          </table:table-cell>
          <table:table-cell office:value-type="float" office:value="6105011" calcext:value-type="float">
            <text:p>6105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086557" calcext:value-type="float">
            <text:p>5086557</text:p>
          </table:table-cell>
          <table:table-cell office:value-type="float" office:value="5087173" calcext:value-type="float">
            <text:p>5087173</text:p>
          </table:table-cell>
          <table:table-cell office:value-type="float" office:value="5088305" calcext:value-type="float">
            <text:p>508830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docker0/virbr0.txkb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pty</text:p>
          </table:table-cell>
          <table:table-cell office:value-type="float" office:value="4748876" calcext:value-type="float">
            <text:p>4748876</text:p>
          </table:table-cell>
          <table:table-cell office:value-type="float" office:value="4750728" calcext:value-type="float">
            <text:p>4750728</text:p>
          </table:table-cell>
          <table:table-cell office:value-type="float" office:value="4748976" calcext:value-type="float">
            <text:p>4748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4758120" calcext:value-type="float">
            <text:p>4758120</text:p>
          </table:table-cell>
          <table:table-cell office:value-type="float" office:value="4761948" calcext:value-type="float">
            <text:p>4761948</text:p>
          </table:table-cell>
          <table:table-cell office:value-type="float" office:value="4764744" calcext:value-type="float">
            <text:p>4764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hadoop</text:p>
          </table:table-cell>
          <table:table-cell office:value-type="float" office:value="5808468" calcext:value-type="float">
            <text:p>5808468</text:p>
          </table:table-cell>
          <table:table-cell office:value-type="float" office:value="5725972" calcext:value-type="float">
            <text:p>5725972</text:p>
          </table:table-cell>
          <table:table-cell office:value-type="float" office:value="5819944" calcext:value-type="float">
            <text:p>5819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kerhadoopprogram</text:p>
          </table:table-cell>
          <table:table-cell office:value-type="float" office:value="7751816" calcext:value-type="float">
            <text:p>7751816</text:p>
          </table:table-cell>
          <table:table-cell office:value-type="float" office:value="7766328" calcext:value-type="float">
            <text:p>7766328</text:p>
          </table:table-cell>
          <table:table-cell office:value-type="float" office:value="7922204" calcext:value-type="float">
            <text:p>7922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5106828" calcext:value-type="float">
            <text:p>5106828</text:p>
          </table:table-cell>
          <table:table-cell office:value-type="float" office:value="5113444" calcext:value-type="float">
            <text:p>5113444</text:p>
          </table:table-cell>
          <table:table-cell office:value-type="float" office:value="5115228" calcext:value-type="float">
            <text:p>51152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7:25:54.157644847</meta:creation-date>
    <dc:date>2015-04-19T17:50:42.822483283</dc:date>
    <meta:editing-duration>PT20M19S</meta:editing-duration>
    <meta:editing-cycles>14</meta:editing-cycles>
    <meta:generator>LibreOffice/4.2.7.2$Linux_X86_64 LibreOffice_project/420m0$Build-2</meta:generator>
    <meta:document-statistic meta:table-count="1" meta:cell-count="308" meta:object-count="0"/>
  </office:meta>
</office:document-meta>
</file>